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6pt" style:font-size-asian="16pt" style:font-size-complex="16pt"/>
    </style:style>
    <style:style style:name="P2" style:family="paragraph" style:parent-style-name="Text_20_body">
      <style:paragraph-properties fo:line-height="150%"/>
      <style:text-properties fo:font-variant="normal" fo:text-transform="none" fo:color="#000000" style:font-name="Arial" fo:font-size="16pt" fo:letter-spacing="normal" fo:language="cs" fo:country="CZ" fo:font-style="normal" fo:font-weight="normal" style:font-size-asian="16pt" style:font-size-complex="16pt"/>
    </style:style>
    <style:style style:name="P3" style:family="paragraph" style:parent-style-name="Text_20_body">
      <style:paragraph-properties fo:line-height="150%"/>
      <style:text-properties style:font-name="Arial" fo:font-size="16pt" fo:language="cs" fo:country="CZ" style:font-size-asian="16pt" style:font-size-complex="16pt"/>
    </style:style>
    <style:style style:name="P4" style:family="paragraph" style:parent-style-name="Standard">
      <style:paragraph-properties fo:line-height="150%"/>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 style:family="paragraph" style:parent-style-name="Standard">
      <style:paragraph-properties fo:line-height="150%"/>
      <style:text-properties fo:font-variant="normal" fo:text-transform="none" fo:color="#000000" style:font-name="Arial" fo:font-size="16pt" fo:letter-spacing="normal" fo:language="cs" fo:country="CZ" fo:font-style="normal" fo:font-weight="normal" style:font-size-asian="16pt" style:font-size-complex="16pt"/>
    </style:style>
    <style:style style:name="P6" style:family="paragraph" style:parent-style-name="Standard">
      <style:paragraph-properties fo:line-height="150%"/>
      <style:text-properties style:font-name="Arial" fo:font-size="16pt" fo:language="en" fo:country="US" style:font-size-asian="16pt" style:font-size-complex="16pt"/>
    </style:style>
    <style:style style:name="T1" style:family="text">
      <style:text-properties fo:font-variant="normal" fo:text-transform="none" fo:color="#000000" fo:letter-spacing="normal" fo:language="en" fo:country="US" fo:font-style="normal" fo:font-weight="normal"/>
    </style:style>
    <style:style style:name="T2" style:family="text">
      <style:text-properties fo:font-variant="normal" fo:text-transform="none" fo:color="#000000" fo:letter-spacing="normal" fo:language="cs" fo:country="CZ"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ORSKÝ ZÁKON</text:p>
      <text:p text:style-name="P2">Na DGD jsem již nahrál titulky, které jsem vytvořil ke třem videím Ajahna Brahma. Možná bude v budoucnoti chtít moje titulky použít někdo další, a to na jiném YouTube kanálu nebo jiné platformě pro sdílení videí. </text:p>
      <text:p text:style-name="P2"/>
      <text:p text:style-name="P2">Pokud někdo bude o použití mojí práce uvažovat, může váhat a klást si následující otázku:</text:p>
      <text:p text:style-name="P5"/>
      <text:p text:style-name="P1"><text:span text:style-name="T2">„</text:span><text:span text:style-name="T1">R</text:span><text:span text:style-name="T2">ád bych ty titulky použil. Můžu to ale udělat? Práce všech autorů je v České republice chráněna autorským právem a já nemám povolení ty titulky použít.“ </text:span></text:p>
      <text:p text:style-name="P3"/>
      <text:p text:style-name="P1"><text:span text:style-name="T2">Taková obava by určitě byla opodstatněná. Autorský zákon </text:span><text:span text:style-name="T1">[ z</text:span><text:span text:style-name="T2">ákon č. 121/2000 </text:span><text:span text:style-name="T1">]</text:span><text:span text:style-name="T2"> chrání </text:span><text:span text:style-name="T1">pr</text:span><text:span text:style-name="T2">áci, kterou autoři vloží do tvroby svého díla. Autorský zákon navíc neumožňuje, aby se tvůrci vzdali všech svých práv ke svému dílu </text:span><text:span text:style-name="T1">[</text:span><text:span text:style-name="T2">§11 – (4), §26 – (1) </text:span><text:span text:style-name="T1">].</text:span></text:p>
      <text:p text:style-name="P6"/>
      <text:p text:style-name="P1"><text:span text:style-name="T1">Jak tedy tuto </text:span><text:span text:style-name="T2">situaci řešit?</text:span></text:p>
      <text:p text:style-name="P5"/>
      <text:p text:style-name="P1"><text:span text:style-name="T1">Sv</text:span><text:span text:style-name="T2">ých autorských práv se vzdát nemůžu, ale můžu udělit oprávnění (licenci) k používání těchto titulků. Toto oprávnění může být veřejné, neodvolatelné a nevýhradní. Pro udělování tohoto typu oprávnění se běžně používají tzv. CC licence. </text:span></text:p>
      <text:p text:style-name="P5"><text:soft-page-break/>Pro zveřejnění práce, kterou jsem vložil do tvorby titulků, jsem si vybral licenci CC Uveďte původ 4.0. Mezinárodní. Moji práci jsem pod za podmínek této licence zveřejnil tak, že jsem na DGD nahrál soubor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6-11T21:00:28.82</meta:creation-date>
    <dc:date>2021-06-11T22:41:19.35</dc:date>
    <meta:editing-duration>PT45M3S</meta:editing-duration>
    <meta:editing-cycles>3</meta:editing-cycles>
    <meta:generator>OpenOffice/4.1.5$Win32 OpenOffice.org_project/415m1$Build-9789</meta:generator>
    <meta:document-statistic meta:table-count="0" meta:image-count="0" meta:object-count="0" meta:page-count="2" meta:paragraph-count="8" meta:word-count="196" meta:character-count="1185"/>
  </office:meta>
</office:document-meta>
</file>